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Liberation Sans" fo:font-weight="bold" officeooo:rsid="00382e5e" officeooo:paragraph-rsid="00382e5e" style:font-weight-asian="bold" style:font-weight-complex="bold"/>
    </style:style>
    <style:style style:name="P2" style:family="paragraph" style:parent-style-name="Standard">
      <style:paragraph-properties fo:margin-top="0.201cm" fo:margin-bottom="0.201cm" style:contextual-spacing="false"/>
      <style:text-properties style:font-name="Liberation Sans" fo:font-weight="normal" officeooo:rsid="00382e5e" officeooo:paragraph-rsid="00382e5e" style:font-weight-asian="normal" style:font-weight-complex="normal"/>
    </style:style>
    <style:style style:name="P3" style:family="paragraph" style:parent-style-name="Standard">
      <style:paragraph-properties fo:margin-top="0.201cm" fo:margin-bottom="0.201cm" style:contextual-spacing="false"/>
      <style:text-properties style:font-name="Liberation Sans" fo:font-size="12pt" fo:font-weight="normal" officeooo:rsid="003ef75a" officeooo:paragraph-rsid="003ef75a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top="0.201cm" fo:margin-bottom="0.201cm" style:contextual-spacing="false"/>
      <style:text-properties style:font-name="Liberation Sans" officeooo:rsid="00098563" officeooo:paragraph-rsid="00098563"/>
    </style:style>
    <style:style style:name="P5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98563"/>
    </style:style>
    <style:style style:name="P6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11b5e0"/>
    </style:style>
    <style:style style:name="P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133b7c"/>
    </style:style>
    <style:style style:name="P8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d3ea3"/>
    </style:style>
    <style:style style:name="P9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b7aae"/>
    </style:style>
    <style:style style:name="P10" style:family="paragraph" style:parent-style-name="Standard" style:list-style-name="L1">
      <style:paragraph-properties fo:margin-top="0.201cm" fo:margin-bottom="0.201cm" style:contextual-spacing="false"/>
      <style:text-properties style:font-name="Liberation Sans" officeooo:rsid="00098563" officeooo:paragraph-rsid="000b7aae"/>
    </style:style>
    <style:style style:name="P11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officeooo:rsid="00098563" officeooo:paragraph-rsid="000f8396"/>
    </style:style>
    <style:style style:name="P12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382e5e" officeooo:paragraph-rsid="00382e5e" style:font-weight-asian="bold" style:font-weight-complex="bold"/>
    </style:style>
    <style:style style:name="P13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bold" officeooo:rsid="00382e5e" officeooo:paragraph-rsid="003bb180" style:font-weight-asian="bold" style:font-weight-complex="bold"/>
    </style:style>
    <style:style style:name="P14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weight="normal" officeooo:rsid="00382e5e" officeooo:paragraph-rsid="00382e5e" style:font-weight-asian="normal" style:font-weight-complex="normal"/>
    </style:style>
    <style:style style:name="P15" style:family="paragraph" style:parent-style-name="Standard" style:list-style-name="L1">
      <style:paragraph-properties fo:margin-top="0.201cm" fo:margin-bottom="0.201cm" style:contextual-spacing="false"/>
      <style:text-properties style:font-name="Liberation Sans" fo:font-size="12pt" fo:font-weight="normal" officeooo:rsid="003b6466" officeooo:paragraph-rsid="003b6466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size="12pt" fo:font-weight="normal" officeooo:rsid="003ef75a" officeooo:paragraph-rsid="003ef75a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.201cm" fo:margin-bottom="0.201cm" style:contextual-spacing="false" fo:break-before="page"/>
      <style:text-properties style:font-name="Liberation Sans" fo:font-size="12pt" fo:font-weight="bold" officeooo:rsid="004682aa" officeooo:paragraph-rsid="004682aa" style:font-size-asian="10.5pt" style:font-weight-asian="bold" style:font-size-complex="12pt" style:font-weight-complex="bold"/>
    </style:style>
    <style:style style:name="P18" style:family="paragraph" style:parent-style-name="Standard" style:list-style-name="">
      <style:paragraph-properties fo:margin-top="0.201cm" fo:margin-bottom="0.201cm" style:contextual-spacing="false"/>
      <style:text-properties style:font-name="Liberation Sans" fo:font-size="12pt" fo:font-weight="bold" officeooo:rsid="004682aa" officeooo:paragraph-rsid="004682a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7aae" style:font-weight-asian="bold" style:font-weight-complex="bold"/>
    </style:style>
    <style:style style:name="T3" style:family="text">
      <style:text-properties fo:font-weight="bold" officeooo:rsid="0011b5e0" style:font-weight-asian="bold" style:font-weight-complex="bold"/>
    </style:style>
    <style:style style:name="T4" style:family="text">
      <style:text-properties fo:font-weight="bold" officeooo:rsid="00124b5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b5e0" style:font-weight-asian="normal" style:font-weight-complex="normal"/>
    </style:style>
    <style:style style:name="T7" style:family="text">
      <style:text-properties fo:font-weight="normal" officeooo:rsid="00124b57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normal" style:font-weight-asian="normal" style:font-weight-complex="normal"/>
    </style:style>
    <style:style style:name="T10" style:family="text">
      <style:text-properties style:text-position="super 58%" style:font-name="Liberation Mono" fo:font-style="normal" style:font-style-asian="normal" style:font-style-complex="normal"/>
    </style:style>
    <style:style style:name="T11" style:family="text">
      <style:text-properties style:text-position="0% 100%" fo:font-weight="normal" style:font-weight-asian="normal" style:font-weight-complex="normal"/>
    </style:style>
    <style:style style:name="T12" style:family="text">
      <style:text-properties style:text-position="0% 100%" fo:font-weight="normal" officeooo:rsid="003a10bf" style:font-weight-asian="normal" style:font-weight-complex="normal"/>
    </style:style>
    <style:style style:name="T13" style:family="text">
      <style:text-properties style:text-position="0% 100%" fo:font-weight="normal" officeooo:rsid="003bb180" style:font-weight-asian="normal" style:font-weight-complex="normal"/>
    </style:style>
    <style:style style:name="T14" style:family="text">
      <style:text-properties style:text-position="0% 100%" officeooo:rsid="003bb180"/>
    </style:style>
    <style:style style:name="T15" style:family="text">
      <style:text-properties style:font-name="Liberation Mono" fo:font-style="normal" style:font-style-asian="normal" style:font-style-complex="normal"/>
    </style:style>
    <style:style style:name="T16" style:family="text">
      <style:text-properties officeooo:rsid="003de955"/>
    </style:style>
    <style:style style:name="T17" style:family="text">
      <style:text-properties fo:color="#eeeeee" loext:opacity="100%" fo:font-size="6pt" officeooo:rsid="003b64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<text:span text:style-name="T1">Defina:</text:span><text:span text:style-name="T5"> </text:span>autovalores y autovectores.</text:p>
        </text:list-item>
        <text:list-item>
          <text:p text:style-name="P6"><text:span text:style-name="T1">Defina:</text:span><text:span text:style-name="T5"> </text:span><text:span text:style-name="T6">Autoespacio.</text:span></text:p>
        </text:list-item>
        <text:list-item>
          <text:p text:style-name="P6"><text:span text:style-name="T3">Defina:</text:span><text:span text:style-name="T6"> multiplicidad algebráica y geométrica</text:span></text:p>
        </text:list-item>
        <text:list-item>
          <text:p text:style-name="P6"><text:span text:style-name="T4">Verdadero o falso:</text:span><text:span text:style-name="T7"> </text:span><text:span text:style-name="T6">En general, la multiplicidad algebraica es mayor o igual que la multiplicidad geométrica</text:span></text:p>
        </text:list-item>
        <text:list-item>
          <text:p text:style-name="P7"><text:span text:style-name="T2">Demuestre: </text:span><text:span text:style-name="T6">Si A es una matriz triangular de n × n, entonces los autovalores de A son los elementos de la diagonal</text:span></text:p>
        </text:list-item>
        <text:list-item>
          <text:p text:style-name="P8"><text:span text:style-name="T2">Demuestre: </text:span>Una matriz cuadrada A es inversible si y sólo si, λ = 0 no es un autovalor de A.</text:p>
        </text:list-item>
        <text:list-item>
          <text:p text:style-name="P8"><text:span text:style-name="T2">Demuestre: </text:span>Si λ es un autovalor de la matriz inversible A, entonces es λ autovalor de A<text:span text:style-name="T8">−1</text:span>.</text:p>
        </text:list-item>
        <text:list-item>
          <text:p text:style-name="P5"><text:span text:style-name="T2">Demuestre: </text:span>Los autovalores de A y A<text:span text:style-name="T8">T</text:span> , son iguales.</text:p>
        </text:list-item>
        <text:list-item>
          <text:p text:style-name="P9"><text:span text:style-name="T2">Demuestre: </text:span>La suma de los autovalores de A es igual a la traza de A.</text:p>
        </text:list-item>
        <text:list-item>
          <text:p text:style-name="P9"><text:span text:style-name="T2">Demuestre: </text:span>El producto de los autovalores de A es igual al determinante de A.</text:p>
        </text:list-item>
        <text:list-item>
          <text:p text:style-name="P9"><text:span text:style-name="T2">Demuestre: </text:span>Si λ es un autovalor de A, entonces kλ (k ̸= 0) es autovalor de kA.</text:p>
        </text:list-item>
        <text:list-item>
          <text:p text:style-name="P11"><text:span text:style-name="T2">Demuestre: </text:span>Sea A una matriz de orden n. Si A tiene n autovalores distintos, entonces A tiene un conjunto de n autovectores LI.</text:p>
        </text:list-item>
        <text:list-item>
          <text:p text:style-name="P9">Si A es una matriz n × n y λ es un número real, entonces son equivalentes las siguientes proposiciones</text:p>
          <text:list>
            <text:list-item>
              <text:p text:style-name="P10">λ es un autovalor de A.</text:p>
            </text:list-item>
            <text:list-item>
              <text:p text:style-name="P10">El sistema de ecuaciones (A − λI)x = 0 tiene soluciones no triviales.</text:p>
            </text:list-item>
            <text:list-item>
              <text:p text:style-name="P10">En R^n existe un vector x ̸= 0 tal que Ax = λx.</text:p>
            </text:list-item>
            <text:list-item>
              <text:p text:style-name="P10">λ es solución de la ecuación caracterı́stica det(A − λI) = 0</text:p>
            </text:list-item>
          </text:list>
        </text:list-item>
        <text:list-item>
          <text:p text:style-name="P9"><text:span text:style-name="T1">Definición</text:span> de valor y vector propio de una TL.</text:p>
        </text:list-item>
        <text:list-item>
          <text:p text:style-name="P12">Verdadero o falso: <text:span text:style-name="T5">Los autovalores de una matriz A son iguales a los de A</text:span><text:span text:style-name="T9">T</text:span><text:span text:style-name="T11">.</text:span></text:p>
        </text:list-item>
      </text:list>
      <text:p text:style-name="P1"><text:span text:style-name="T12"/></text:p>
      <text:list text:continue-numbering="true" text:style-name="L1">
        <text:list-item>
          <text:p text:style-name="P13"><text:span text:style-name="T14">Verdadero o falso:</text:span><text:span text:style-name="T13"> </text:span><text:span text:style-name="T12">Sea A una matriz con n autovalores. </text:span><text:span text:style-name="T11">Si M es una matriz semejante a A </text:span><text:span text:style-name="T13">l</text:span><text:span text:style-name="T11">os </text:span><text:span text:style-name="T12">autovalores</text:span><text:span text:style-name="T11"> de M s</text:span><text:span text:style-name="T13">erán distintos a los de A.</text:span></text:p>
        </text:list-item>
      </text:list>
      <text:p text:style-name="P2"/>
      <text:list text:continue-numbering="true" text:style-name="L1">
        <text:list-item>
          <text:p text:style-name="P14">¿Toda matriz cuadrada tendrá autovalores y autovectores?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7">Pista: Complejos.</text:span></text:p>
        </text:list-item>
        <text:list-item>
          <text:p text:style-name="P15"><text:soft-page-break/>Sea <text:span text:style-name="T15">P(λ) = λ</text:span><text:span text:style-name="T10">2</text:span><text:span text:style-name="T15">(λ − 3)</text:span><text:span text:style-name="T10">3</text:span><text:span text:style-name="T15">(λ − 0, 3)</text:span> el polinomio característico de <text:span text:style-name="T16">una</text:span> matriz A. <text:span text:style-name="T16">¿A es inversible?</text:span></text:p>
        </text:list-item>
      </text:list>
      <text:p text:style-name="P3"><text:span text:style-name="T1"/></text:p>
      <text:list text:continue-numbering="true" text:style-name="L1">
        <text:list-item>
          <text:p text:style-name="P16"><text:span text:style-name="T1">Verdadero o falso: </text:span>Sea A una matriz de orden n, con n autovalores distintos, A es diagonalizable.</text:p>
        </text:list-item>
      </text:list>
      <text:p text:style-name="P18"/>
      <text:list text:continue-numbering="true" text:style-name="L1">
        <text:list-item>
          <text:p text:style-name="P17">Mencione <text:span text:style-name="T5">4 propiedades de los autovalores.</text:span>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1-23T16:56:32.347046346</dc:date>
    <meta:editing-duration>PT10H12M3S</meta:editing-duration>
    <meta:editing-cycles>56</meta:editing-cycles>
    <meta:generator>LibreOffice/24.2.6.2$Linux_X86_64 LibreOffice_project/420$Build-2</meta:generator>
    <meta:document-statistic meta:table-count="0" meta:image-count="0" meta:object-count="0" meta:page-count="20" meta:paragraph-count="24" meta:word-count="358" meta:character-count="1839" meta:non-whitespace-character-count="1516"/>
  </office:meta>
</office:document-meta>
</file>